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0aa4d" officeooo:paragraph-rsid="0000aa4d"/>
    </style:style>
    <style:style style:name="P2" style:family="paragraph" style:parent-style-name="Table_20_Contents">
      <style:text-properties officeooo:rsid="0000aa4d" officeooo:paragraph-rsid="0000aa4d"/>
    </style:style>
    <style:style style:name="T1" style:family="text">
      <style:text-properties officeooo:rsid="00018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12 Veille Technologique</text:p>
      <text:p text:style-name="P1"/>
      <table:table table:name="Tableau1" table:style-name="Tableau1">
        <table:table-column table:style-name="Tableau1.A" table:number-columns-repeated="3"/>
        <table:table-row table:style-name="TableLine1766487625760">
          <table:table-cell table:style-name="Tableau1.A1" office:value-type="string">
            <text:p text:style-name="P2">Thématique</text:p>
          </table:table-cell>
          <table:table-cell table:style-name="Tableau1.A1" office:value-type="string">
            <text:p text:style-name="P2">Developpement we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766487625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Artisanat Logiciel</text:p>
          </table:table-cell>
          <table:table-cell table:style-name="Tableau1.A1" office:value-type="string">
            <text:p text:style-name="P2">Artisant developpeur</text:p>
            <text:p text:style-name="P2"><text:a xlink:type="simple" xlink:href="https://practicalprogramming.fr/" text:style-name="Internet_20_link" text:visited-style-name="Visited_20_Internet_20_Link">Practical Programming</text:a> </text:p>
            <text:p text:style-name="P2"/>
            <text:p text:style-name="P2"/>
          </table:table-cell>
        </table:table-row>
        <table:table-row table:style-name="TableLine1766487625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Devops</text:p>
          </table:table-cell>
          <table:table-cell table:style-name="Tableau1.A1" office:value-type="string">
            <text:p text:style-name="P2">Compagnons du devops</text:p>
          </table:table-cell>
        </table:table-row>
        <table:table-row table:style-name="TableLine1766487625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Agilité</text:p>
          </table:table-cell>
          <table:table-cell table:style-name="Tableau1.A1" office:value-type="string">
            <text:p text:style-name="P2">Scrum Life</text:p>
          </table:table-cell>
        </table:table-row>
        <table:table-row table:style-name="TableLine1766487625760">
          <table:table-cell table:style-name="Tableau1.A1" office:value-type="string">
            <text:p text:style-name="P2">Technologies</text:p>
          </table:table-cell>
          <table:table-cell table:style-name="Tableau1.A1" office:value-type="string">
            <text:p text:style-name="P2">Python</text:p>
          </table:table-cell>
          <table:table-cell table:style-name="Tableau1.A1" office:value-type="string">
            <text:p text:style-name="Table_20_Contents"><text:a xlink:type="simple" xlink:href="https://www.afpy.org/" text:style-name="Internet_20_link" text:visited-style-name="Visited_20_Internet_20_Link">AFPY</text:a></text:p>
            <text:p text:style-name="Table_20_Contents"><text:a xlink:type="simple" xlink:href="https://www.pythoniste.fr/" text:style-name="Internet_20_link" text:visited-style-name="Visited_20_Internet_20_Link">pythoniste.fr</text:a></text:p>
            <text:p text:style-name="Table_20_Contents"><text:a xlink:type="simple" xlink:href="https://www.docstring.fr/" text:style-name="Internet_20_link" text:visited-style-name="Visited_20_Internet_20_Link">Docstrin</text:a><text:span text:style-name="T1">g</text:span></text:p>
            <text:p text:style-name="Table_20_Contents"/>
          </table:table-cell>
        </table:table-row>
        <table:table-row table:style-name="TableLine1766487625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JavaScript</text:p>
          </table:table-cell>
          <table:table-cell table:style-name="Tableau1.A1" office:value-type="string">
            <text:p text:style-name="P2">Dev Theory</text:p>
          </table:table-cell>
        </table:table-row>
      </table:table>
      <text:p text:style-name="P1"><text:s/></text:p>
      <text:p text:style-name="P1">Twitter : @jbbaillet_dev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14:58:23.519000000</dc:date>
    <meta:editing-duration>PT9M53S</meta:editing-duration>
    <meta:editing-cycles>2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9" meta:word-count="31" meta:character-count="249" meta:non-whitespace-character-count="234"/>
  </office:meta>
</office:document-meta>
</file>